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24.92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23.79mm"/>
    </style:style>
    <style:style style:name="co5" style:family="table-column">
      <style:table-column-properties fo:break-before="auto" style:column-width="24.36mm"/>
    </style:style>
    <style:style style:name="co6" style:family="table-column">
      <style:table-column-properties fo:break-before="auto" style:column-width="24.06mm"/>
    </style:style>
    <style:style style:name="co7" style:family="table-column">
      <style:table-column-properties fo:break-before="auto" style:column-width="22.12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24.62mm"/>
    </style:style>
    <style:style style:name="co11" style:family="table-column">
      <style:table-column-properties fo:break-before="auto" style:column-width="23.25mm"/>
    </style:style>
    <style:style style:name="co12" style:family="table-column">
      <style:table-column-properties fo:break-before="auto" style:column-width="21.8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4mm" fo:break-before="auto" style:use-optimal-row-height="false"/>
    </style:style>
    <style:style style:name="ro6" style:family="table-row">
      <style:table-row-properties style:row-height="8.27mm" fo:break-before="auto" style:use-optimal-row-height="false"/>
    </style:style>
    <style:style style:name="ro7" style:family="table-row">
      <style:table-row-properties style:row-height="9.33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7.81mm" fo:break-before="auto" style:use-optimal-row-height="false"/>
    </style:style>
    <style:style style:name="ro10" style:family="table-row">
      <style:table-row-properties style:row-height="8.87mm" fo:break-before="auto" style:use-optimal-row-height="false"/>
    </style:style>
    <style:style style:name="ro11" style:family="table-row">
      <style:table-row-properties style:row-height="7.02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77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4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3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T1" style:family="text">
      <style:text-properties style:text-position="0%" style:font-name-complex="細明體" style:font-style-complex="normal" style:font-name="細明體" style:font-style-asian="normal" style:font-weight-complex="normal" style:font-weight-asian="normal" style:font-size-complex="12pt" style:font-size-asian="12pt" fo:font-style="normal" style:text-line-through-type="none" style:text-underline-style="none" style:text-underline-color="font-color" fo:font-weight="normal" fo:font-size="12pt" fo:text-shadow="none" style:text-outline="false"/>
    </style:style>
    <style:style style:name="T2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style:font-size-complex="14pt" style:font-size-asian="14pt" fo:font-size="14pt"/>
    </style:style>
    <style:style style:name="T3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2pt" style:font-size-asian="12pt" style:font-size-complex="12pt"/>
    </style:style>
    <style:style style:name="T4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4pt" style:font-size-asian="14pt" style:font-size-complex="14pt"/>
    </style:style>
    <style:style style:name="T5" style:family="text">
      <style:text-properties style:text-position="0%" style:font-name="微軟正黑體" style:font-style-asian="normal" style:font-weight-complex="normal" style:font-weight-asian="normal" style:font-size-complex="12pt" style:font-size-asian="12pt" style:font-name-complex="微軟正黑體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" style:font-style-asian="normal" style:font-weight-complex="normal" style:font-weight-asian="normal" style:font-size-complex="12pt" style:font-size-asian="12pt" fo:text-shadow="non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<text:s text:c="3"/>人口增加、自然增加、出生、死亡、結婚、離婚數及其比率統計表 <text:s text:c="6"/></text:p>
          </table:table-cell>
          <table:covered-table-cell table:number-columns-repeated="18" table:style-name="ce1"/>
          <table:table-cell table:number-columns-repeated="1005"/>
        </table:table-row>
        <table:table-row table:style-name="ro2">
          <table:table-cell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31" office:value-type="string" office:string-value="      中 華 民 國 108 年 1 月 份" calcext:value-type="string">
            <text:p><text:s text:c="7"/>中 華 民 國 108 年 1 月 份 </text:p>
          </table:table-cell>
          <table:table-cell table:style-name="ce12" table:number-columns-repeated="10"/>
          <table:table-cell table:style-name="ce35" office:value-type="string" calcext:value-type="string">
            <text:p><text:s text:c="14"/>單位：人；‰；對</text:p>
          </table:table-cell>
          <table:table-cell table:style-name="ce12"/>
          <table:table-cell table:number-columns-repeated="1005"/>
        </table:table-row>
        <table:table-row table:style-name="ro3">
          <table:table-cell table:style-name="ce3"/>
          <table:table-cell table:style-name="ce13" office:value-type="string" office:string-value="較上月底人口增加" calcext:value-type="string" table:number-columns-spanned="3" table:number-rows-spanned="1">
            <text:p><text:s/>較上月底人口增加 </text:p>
          </table:table-cell>
          <table:covered-table-cell table:number-columns-repeated="2" table:style-name="ce13"/>
          <table:table-cell table:style-name="ce13" office:value-type="string" office:string-value="自　然　增　加 " calcext:value-type="string" table:number-columns-spanned="3" table:number-rows-spanned="1">
            <text:p><text:s/>自　然　增　加 <text:s/></text:p>
          </table:table-cell>
          <table:covered-table-cell table:number-columns-repeated="2" table:style-name="ce13"/>
          <table:table-cell table:style-name="ce13" office:value-type="string" office:string-value="出　　　　生" calcext:value-type="string" table:number-columns-spanned="3" table:number-rows-spanned="1">
            <text:p><text:s/>出　　　　生 </text:p>
          </table:table-cell>
          <table:covered-table-cell table:number-columns-repeated="2" table:style-name="ce13"/>
          <table:table-cell table:style-name="ce32" office:value-type="string" calcext:value-type="string" table:number-columns-spanned="3" table:number-rows-spanned="1">
            <text:p><text:span text:style-name="T5"> </text:span><text:span text:style-name="T6">死　　　　亡</text:span></text:p>
          </table:table-cell>
          <table:covered-table-cell table:number-columns-repeated="2" table:style-name="ce32"/>
          <table:table-cell table:style-name="ce13" office:value-type="string" office:string-value="結　　　　婚" calcext:value-type="string" table:number-columns-spanned="3" table:number-rows-spanned="1">
            <text:p><text:s/>結　　　　婚 </text:p>
          </table:table-cell>
          <table:covered-table-cell table:number-columns-repeated="2" table:style-name="ce13"/>
          <table:table-cell table:style-name="ce34" office:value-type="string" office:string-value="離　　　　婚" calcext:value-type="string" table:number-columns-spanned="3" table:number-rows-spanned="1">
            <text:p><text:s/>離　　　　婚 </text:p>
          </table:table-cell>
          <table:covered-table-cell table:number-columns-repeated="2" table:style-name="ce34"/>
          <table:table-cell table:number-columns-repeated="1005"/>
        </table:table-row>
        <table:table-row table:style-name="ro4">
          <table:table-cell table:style-name="ce4" office:value-type="string" calcext:value-type="string">
            <text:p>區 <text:s/>域 <text:s/>別</text:p>
          </table:table-cell>
          <table:table-cell table:style-name="ce14" office:value-type="string" calcext:value-type="string">
            <text:p>月增加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26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人口數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出生數</text:p>
          </table:table-cell>
          <table:table-cell table:style-name="ce21" office:value-type="string" calcext:value-type="string" table:number-columns-spanned="1" table:number-rows-spanned="2">
            <text:p>月出生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死亡數</text:p>
          </table:table-cell>
          <table:table-cell table:style-name="ce21" office:value-type="string" calcext:value-type="string" table:number-columns-spanned="1" table:number-rows-spanned="2">
            <text:p>月死亡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結婚</text:p>
          </table:table-cell>
          <table:table-cell table:style-name="ce21" office:value-type="string" calcext:value-type="string" table:number-columns-spanned="1" table:number-rows-spanned="2">
            <text:p>月結婚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離婚</text:p>
          </table:table-cell>
          <table:table-cell table:style-name="ce21" office:value-type="string" calcext:value-type="string" table:number-columns-spanned="1" table:number-rows-spanned="2">
            <text:p>月離婚率</text:p>
          </table:table-cell>
          <table:table-cell table:style-name="ce14" office:value-type="string" calcext:value-type="string">
            <text:p>折合年</text:p>
          </table:table-cell>
          <table:table-cell table:number-columns-repeated="1005"/>
        </table:table-row>
        <table:table-row table:style-name="ro4">
          <table:table-cell table:style-name="ce5"/>
          <table:table-cell table:style-name="ce15" office:value-type="string" calcext:value-type="string">
            <text:p>人口數</text:p>
          </table:table-cell>
          <table:covered-table-cell table:style-name="ce21"/>
          <table:table-cell table:style-name="ce27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出生率</text:p>
          </table:table-cell>
          <table:covered-table-cell table:number-columns-repeated="2" table:style-name="ce21"/>
          <table:table-cell table:style-name="ce15" office:value-type="string" calcext:value-type="string">
            <text:p>死亡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結婚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離婚率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1812" calcext:value-type="float">
            <text:p><text:s text:c="3"/>1,812 </text:p>
          </table:table-cell>
          <table:table-cell table:style-name="ce22" office:value-type="float" office:value="0.0768156862718499" calcext:value-type="float">
            <text:p><text:s text:c="3"/>0.08 </text:p>
          </table:table-cell>
          <table:table-cell table:style-name="ce22" office:value-type="float" office:value="0.904442757716942" calcext:value-type="float">
            <text:p><text:s text:c="3"/>0.90 </text:p>
          </table:table-cell>
          <table:table-cell table:style-name="ce16" office:value-type="float" office:value="517" calcext:value-type="float">
            <text:p><text:s text:c="3"/>517 </text:p>
          </table:table-cell>
          <table:table-cell table:style-name="ce22" office:value-type="float" office:value="0.0219162166353156" calcext:value-type="float">
            <text:p><text:s text:c="3"/>0.02 </text:p>
          </table:table-cell>
          <table:table-cell table:style-name="ce22" office:value-type="float" office:value="0.258045776512587" calcext:value-type="float">
            <text:p><text:s text:c="3"/>0.26 </text:p>
          </table:table-cell>
          <table:table-cell table:style-name="ce16" office:value-type="float" office:value="17139" calcext:value-type="float">
            <text:p><text:s text:c="3"/>17,139 </text:p>
          </table:table-cell>
          <table:table-cell table:style-name="ce22" office:value-type="float" office:value="0.726541657471323" calcext:value-type="float">
            <text:p><text:s text:c="3"/>0.73 </text:p>
          </table:table-cell>
          <table:table-cell table:style-name="ce22" office:value-type="float" office:value="8.55444209603332" calcext:value-type="float">
            <text:p><text:s text:c="3"/>8.55 </text:p>
          </table:table-cell>
          <table:table-cell table:style-name="ce16" office:value-type="float" office:value="16622" calcext:value-type="float">
            <text:p><text:s text:c="3"/>16,622 </text:p>
          </table:table-cell>
          <table:table-cell table:style-name="ce22" office:value-type="float" office:value="0.704625440836007" calcext:value-type="float">
            <text:p><text:s text:c="3"/>0.70 </text:p>
          </table:table-cell>
          <table:table-cell table:style-name="ce22" office:value-type="float" office:value="8.29639631952073" calcext:value-type="float">
            <text:p><text:s text:c="3"/>8.30 </text:p>
          </table:table-cell>
          <table:table-cell table:style-name="ce16" office:value-type="float" office:value="13902" calcext:value-type="float">
            <text:p><text:s text:c="3"/>13,902 </text:p>
          </table:table-cell>
          <table:table-cell table:style-name="ce22" office:value-type="float" office:value="0.589321554476127" calcext:value-type="float">
            <text:p><text:s text:c="3"/>0.59 </text:p>
          </table:table-cell>
          <table:table-cell table:style-name="ce22" office:value-type="float" office:value="6.93878604463826" calcext:value-type="float">
            <text:p><text:s text:c="3"/>6.94 </text:p>
          </table:table-cell>
          <table:table-cell table:style-name="ce16" office:value-type="float" office:value="4775" calcext:value-type="float">
            <text:p><text:s text:c="3"/>4,775 </text:p>
          </table:table-cell>
          <table:table-cell table:style-name="ce22" office:value-type="float" office:value="0.202417668150159" calcext:value-type="float">
            <text:p><text:s text:c="3"/>0.20 </text:p>
          </table:table-cell>
          <table:table-cell table:style-name="ce36" office:value-type="float" office:value="2.38330480241316" calcext:value-type="float">
            <text:p><text:s text:c="3"/>2.38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6" office:value-type="float" office:value="1472" calcext:value-type="float">
            <text:p><text:s text:c="3"/>1,472 </text:p>
          </table:table-cell>
          <table:table-cell table:style-name="ce22" office:value-type="float" office:value="0.368394458366296" calcext:value-type="float">
            <text:p><text:s text:c="3"/>0.37 </text:p>
          </table:table-cell>
          <table:table-cell table:style-name="ce22" office:value-type="float" office:value="4.337547654958" calcext:value-type="float">
            <text:p><text:s text:c="3"/>4.34 </text:p>
          </table:table-cell>
          <table:table-cell table:style-name="ce28" office:value-type="float" office:value="423" calcext:value-type="float">
            <text:p><text:s text:c="3"/>423 </text:p>
          </table:table-cell>
          <table:table-cell table:style-name="ce22" office:value-type="float" office:value="0.10584385704023" calcext:value-type="float">
            <text:p><text:s text:c="3"/>0.11 </text:p>
          </table:table-cell>
          <table:table-cell table:style-name="ce22" office:value-type="float" office:value="1.24622605869949" calcext:value-type="float">
            <text:p><text:s text:c="3"/>1.25 </text:p>
          </table:table-cell>
          <table:table-cell table:style-name="ce28" office:value-type="float" office:value="2727" calcext:value-type="float">
            <text:p><text:s text:c="3"/>2,727 </text:p>
          </table:table-cell>
          <table:table-cell table:style-name="ce22" office:value-type="float" office:value="0.682355078365741" calcext:value-type="float">
            <text:p><text:s text:c="3"/>0.68 </text:p>
          </table:table-cell>
          <table:table-cell table:style-name="ce22" office:value-type="float" office:value="8.03418076140308" calcext:value-type="float">
            <text:p><text:s text:c="3"/>8.03 </text:p>
          </table:table-cell>
          <table:table-cell table:style-name="ce28" office:value-type="float" office:value="2304" calcext:value-type="float">
            <text:p><text:s text:c="3"/>2,304 </text:p>
          </table:table-cell>
          <table:table-cell table:style-name="ce22" office:value-type="float" office:value="0.57651122132551" calcext:value-type="float">
            <text:p><text:s text:c="3"/>0.58 </text:p>
          </table:table-cell>
          <table:table-cell table:style-name="ce22" office:value-type="float" office:value="6.78795470270359" calcext:value-type="float">
            <text:p><text:s text:c="3"/>6.79 </text:p>
          </table:table-cell>
          <table:table-cell table:style-name="ce28" office:value-type="float" office:value="2368" calcext:value-type="float">
            <text:p><text:s text:c="3"/>2,368 </text:p>
          </table:table-cell>
          <table:table-cell table:style-name="ce22" office:value-type="float" office:value="0.592525421917886" calcext:value-type="float">
            <text:p><text:s text:c="3"/>0.59 </text:p>
          </table:table-cell>
          <table:table-cell table:style-name="ce22" office:value-type="float" office:value="6.97650900000091" calcext:value-type="float">
            <text:p><text:s text:c="3"/>6.98 </text:p>
          </table:table-cell>
          <table:table-cell table:style-name="ce28" office:value-type="float" office:value="891" calcext:value-type="float">
            <text:p><text:s text:c="3"/>891 </text:p>
          </table:table-cell>
          <table:table-cell table:style-name="ce22" office:value-type="float" office:value="0.222947698871975" calcext:value-type="float">
            <text:p><text:s text:c="3"/>0.22 </text:p>
          </table:table-cell>
          <table:table-cell table:style-name="ce36" office:value-type="float" office:value="2.62502935768615" calcext:value-type="float">
            <text:p><text:s text:c="3"/>2.6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6" office:value-type="float" office:value="-1664" calcext:value-type="float">
            <text:p><text:s/>－1,664 </text:p>
          </table:table-cell>
          <table:table-cell table:style-name="ce22" office:value-type="float" office:value="-0.623554470330949" calcext:value-type="float">
            <text:p><text:s/>－0.62 </text:p>
          </table:table-cell>
          <table:table-cell table:style-name="ce22" office:value-type="float" office:value="-7.34185102163859" calcext:value-type="float">
            <text:p><text:s/>－7.34 </text:p>
          </table:table-cell>
          <table:table-cell table:style-name="ce28" office:value-type="float" office:value="329" calcext:value-type="float">
            <text:p><text:s text:c="3"/>329 </text:p>
          </table:table-cell>
          <table:table-cell table:style-name="ce22" office:value-type="float" office:value="0.123325361541979" calcext:value-type="float">
            <text:p><text:s text:c="3"/>0.12 </text:p>
          </table:table-cell>
          <table:table-cell table:style-name="ce22" office:value-type="float" office:value="1.45205667622008" calcext:value-type="float">
            <text:p><text:s text:c="3"/>1.45 </text:p>
          </table:table-cell>
          <table:table-cell table:style-name="ce28" office:value-type="float" office:value="2102" calcext:value-type="float">
            <text:p><text:s text:c="3"/>2,102 </text:p>
          </table:table-cell>
          <table:table-cell table:style-name="ce22" office:value-type="float" office:value="0.787932857025047" calcext:value-type="float">
            <text:p><text:s text:c="3"/>0.79 </text:p>
          </table:table-cell>
          <table:table-cell table:style-name="ce22" office:value-type="float" office:value="9.27727396174653" calcext:value-type="float">
            <text:p><text:s text:c="3"/>9.28 </text:p>
          </table:table-cell>
          <table:table-cell table:style-name="ce28" office:value-type="float" office:value="1773" calcext:value-type="float">
            <text:p><text:s text:c="3"/>1,773 </text:p>
          </table:table-cell>
          <table:table-cell table:style-name="ce22" office:value-type="float" office:value="0.664607495483068" calcext:value-type="float">
            <text:p><text:s text:c="3"/>0.66 </text:p>
          </table:table-cell>
          <table:table-cell table:style-name="ce22" office:value-type="float" office:value="7.82521728552645" calcext:value-type="float">
            <text:p><text:s text:c="3"/>7.83 </text:p>
          </table:table-cell>
          <table:table-cell table:style-name="ce28" office:value-type="float" office:value="1461" calcext:value-type="float">
            <text:p><text:s text:c="3"/>1,461 </text:p>
          </table:table-cell>
          <table:table-cell table:style-name="ce22" office:value-type="float" office:value="0.547654569035963" calcext:value-type="float">
            <text:p><text:s text:c="3"/>0.55 </text:p>
          </table:table-cell>
          <table:table-cell table:style-name="ce22" office:value-type="float" office:value="6.44819089348795" calcext:value-type="float">
            <text:p><text:s text:c="3"/>6.45 </text:p>
          </table:table-cell>
          <table:table-cell table:style-name="ce28" office:value-type="float" office:value="477" calcext:value-type="float">
            <text:p><text:s text:c="3"/>477 </text:p>
          </table:table-cell>
          <table:table-cell table:style-name="ce22" office:value-type="float" office:value="0.178803031779709" calcext:value-type="float">
            <text:p><text:s text:c="3"/>0.18 </text:p>
          </table:table-cell>
          <table:table-cell table:style-name="ce36" office:value-type="float" office:value="2.1052615032127" calcext:value-type="float">
            <text:p><text:s text:c="3"/>2.11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6" office:value-type="float" office:value="2861" calcext:value-type="float">
            <text:p><text:s text:c="3"/>2,861 </text:p>
          </table:table-cell>
          <table:table-cell table:style-name="ce22" office:value-type="float" office:value="1.28823273020687" calcext:value-type="float">
            <text:p><text:s text:c="3"/>1.29 </text:p>
          </table:table-cell>
          <table:table-cell table:style-name="ce22" office:value-type="float" office:value="15.1679015008229" calcext:value-type="float">
            <text:p><text:s text:c="3"/>15.17 </text:p>
          </table:table-cell>
          <table:table-cell table:style-name="ce28" office:value-type="float" office:value="1029" calcext:value-type="float">
            <text:p><text:s text:c="3"/>1,029 </text:p>
          </table:table-cell>
          <table:table-cell table:style-name="ce22" office:value-type="float" office:value="0.463033272923016" calcext:value-type="float">
            <text:p><text:s text:c="3"/>0.46 </text:p>
          </table:table-cell>
          <table:table-cell table:style-name="ce22" office:value-type="float" office:value="5.45184337473873" calcext:value-type="float">
            <text:p><text:s text:c="3"/>5.45 </text:p>
          </table:table-cell>
          <table:table-cell table:style-name="ce28" office:value-type="float" office:value="2257" calcext:value-type="float">
            <text:p><text:s text:c="3"/>2,257 </text:p>
          </table:table-cell>
          <table:table-cell table:style-name="ce22" office:value-type="float" office:value="1.01561331096914" calcext:value-type="float">
            <text:p><text:s text:c="3"/>1.02 </text:p>
          </table:table-cell>
          <table:table-cell table:style-name="ce22" office:value-type="float" office:value="11.9580276936689" calcext:value-type="float">
            <text:p><text:s text:c="3"/>11.96 </text:p>
          </table:table-cell>
          <table:table-cell table:style-name="ce28" office:value-type="float" office:value="1228" calcext:value-type="float">
            <text:p><text:s text:c="3"/>1,228 </text:p>
          </table:table-cell>
          <table:table-cell table:style-name="ce22" office:value-type="float" office:value="0.552580038046126" calcext:value-type="float">
            <text:p><text:s text:c="3"/>0.55 </text:p>
          </table:table-cell>
          <table:table-cell table:style-name="ce22" office:value-type="float" office:value="6.50618431893019" calcext:value-type="float">
            <text:p><text:s text:c="3"/>6.51 </text:p>
          </table:table-cell>
          <table:table-cell table:style-name="ce28" office:value-type="float" office:value="1449" calcext:value-type="float">
            <text:p><text:s text:c="3"/>1,449 </text:p>
          </table:table-cell>
          <table:table-cell table:style-name="ce22" office:value-type="float" office:value="0.652026445544655" calcext:value-type="float">
            <text:p><text:s text:c="3"/>0.65 </text:p>
          </table:table-cell>
          <table:table-cell table:style-name="ce22" office:value-type="float" office:value="7.67708556850964" calcext:value-type="float">
            <text:p><text:s text:c="3"/>7.68 </text:p>
          </table:table-cell>
          <table:table-cell table:style-name="ce28" office:value-type="float" office:value="525" calcext:value-type="float">
            <text:p><text:s text:c="3"/>525 </text:p>
          </table:table-cell>
          <table:table-cell table:style-name="ce22" office:value-type="float" office:value="0.236241465777049" calcext:value-type="float">
            <text:p><text:s text:c="3"/>0.24 </text:p>
          </table:table-cell>
          <table:table-cell table:style-name="ce36" office:value-type="float" office:value="2.78155274221364" calcext:value-type="float">
            <text:p><text:s text:c="3"/>2.78 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臺中市" calcext:value-type="string">
            <text:p><text:s/>臺中市 </text:p>
          </table:table-cell>
          <table:table-cell table:style-name="ce16" office:value-type="float" office:value="2512" calcext:value-type="float">
            <text:p><text:s text:c="3"/>2,512 </text:p>
          </table:table-cell>
          <table:table-cell table:style-name="ce22" office:value-type="float" office:value="0.895896920496995" calcext:value-type="float">
            <text:p><text:s text:c="3"/>0.90 </text:p>
          </table:table-cell>
          <table:table-cell table:style-name="ce22" office:value-type="float" office:value="10.5484637413356" calcext:value-type="float">
            <text:p><text:s text:c="3"/>10.55 </text:p>
          </table:table-cell>
          <table:table-cell table:style-name="ce28" office:value-type="float" office:value="504" calcext:value-type="float">
            <text:p><text:s text:c="3"/>504 </text:p>
          </table:table-cell>
          <table:table-cell table:style-name="ce22" office:value-type="float" office:value="0.179669536388428" calcext:value-type="float">
            <text:p><text:s text:c="3"/>0.18 </text:p>
          </table:table-cell>
          <table:table-cell table:style-name="ce22" office:value-type="float" office:value="2.11546389618633" calcext:value-type="float">
            <text:p><text:s text:c="3"/>2.12 </text:p>
          </table:table-cell>
          <table:table-cell table:style-name="ce28" office:value-type="float" office:value="2140" calcext:value-type="float">
            <text:p><text:s text:c="3"/>2,140 </text:p>
          </table:table-cell>
          <table:table-cell table:style-name="ce22" office:value-type="float" office:value="0.762882555300073" calcext:value-type="float">
            <text:p><text:s text:c="3"/>0.76 </text:p>
          </table:table-cell>
          <table:table-cell table:style-name="ce22" office:value-type="float" office:value="8.98232686079118" calcext:value-type="float">
            <text:p><text:s text:c="3"/>8.98 </text:p>
          </table:table-cell>
          <table:table-cell table:style-name="ce28" office:value-type="float" office:value="1636" calcext:value-type="float">
            <text:p><text:s text:c="3"/>1,636 </text:p>
          </table:table-cell>
          <table:table-cell table:style-name="ce22" office:value-type="float" office:value="0.583213018911645" calcext:value-type="float">
            <text:p><text:s text:c="3"/>0.58 </text:p>
          </table:table-cell>
          <table:table-cell table:style-name="ce22" office:value-type="float" office:value="6.86686296460485" calcext:value-type="float">
            <text:p><text:s text:c="3"/>6.87 </text:p>
          </table:table-cell>
          <table:table-cell table:style-name="ce28" office:value-type="float" office:value="1876" calcext:value-type="float">
            <text:p><text:s text:c="3"/>1,876 </text:p>
          </table:table-cell>
          <table:table-cell table:style-name="ce22" office:value-type="float" office:value="0.668769941001372" calcext:value-type="float">
            <text:p><text:s text:c="3"/>0.67 </text:p>
          </table:table-cell>
          <table:table-cell table:style-name="ce22" office:value-type="float" office:value="7.87422672469358" calcext:value-type="float">
            <text:p><text:s text:c="3"/>7.87 </text:p>
          </table:table-cell>
          <table:table-cell table:style-name="ce28" office:value-type="float" office:value="582" calcext:value-type="float">
            <text:p><text:s text:c="3"/>582 </text:p>
          </table:table-cell>
          <table:table-cell table:style-name="ce22" office:value-type="float" office:value="0.20747553606759" calcext:value-type="float">
            <text:p><text:s text:c="3"/>0.21 </text:p>
          </table:table-cell>
          <table:table-cell table:style-name="ce36" office:value-type="float" office:value="2.44285711821517" calcext:value-type="float">
            <text:p><text:s text:c="3"/>2.4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6" office:value-type="float" office:value="-108" calcext:value-type="float">
            <text:p><text:s/>－108 </text:p>
          </table:table-cell>
          <table:table-cell table:style-name="ce22" office:value-type="float" office:value="-0.0573299834220798" calcext:value-type="float">
            <text:p><text:s/>－0.06 </text:p>
          </table:table-cell>
          <table:table-cell table:style-name="ce22" office:value-type="float" office:value="-0.675014320937391" calcext:value-type="float">
            <text:p><text:s/>－0.68 </text:p>
          </table:table-cell>
          <table:table-cell table:style-name="ce28" office:value-type="float" office:value="-305" calcext:value-type="float">
            <text:p><text:s/>－305 </text:p>
          </table:table-cell>
          <table:table-cell table:style-name="ce22" office:value-type="float" office:value="-0.161908760962683" calcext:value-type="float">
            <text:p><text:s/>－0.16 </text:p>
          </table:table-cell>
          <table:table-cell table:style-name="ce22" office:value-type="float" office:value="-1.90634508875417" calcext:value-type="float">
            <text:p><text:s/>－1.91 </text:p>
          </table:table-cell>
          <table:table-cell table:style-name="ce28" office:value-type="float" office:value="1131" calcext:value-type="float">
            <text:p><text:s text:c="3"/>1,131 </text:p>
          </table:table-cell>
          <table:table-cell table:style-name="ce22" office:value-type="float" office:value="0.600389536553424" calcext:value-type="float">
            <text:p><text:s text:c="3"/>0.60 </text:p>
          </table:table-cell>
          <table:table-cell table:style-name="ce22" office:value-type="float" office:value="7.06910260780645" calcext:value-type="float">
            <text:p><text:s text:c="3"/>7.07 </text:p>
          </table:table-cell>
          <table:table-cell table:style-name="ce28" office:value-type="float" office:value="1436" calcext:value-type="float">
            <text:p><text:s text:c="3"/>1,436 </text:p>
          </table:table-cell>
          <table:table-cell table:style-name="ce22" office:value-type="float" office:value="0.762298297516107" calcext:value-type="float">
            <text:p><text:s text:c="3"/>0.76 </text:p>
          </table:table-cell>
          <table:table-cell table:style-name="ce22" office:value-type="float" office:value="8.97544769656062" calcext:value-type="float">
            <text:p><text:s text:c="3"/>8.98 </text:p>
          </table:table-cell>
          <table:table-cell table:style-name="ce28" office:value-type="float" office:value="1161" calcext:value-type="float">
            <text:p><text:s text:c="3"/>1,161 </text:p>
          </table:table-cell>
          <table:table-cell table:style-name="ce22" office:value-type="float" office:value="0.616314988451393" calcext:value-type="float">
            <text:p><text:s text:c="3"/>0.62 </text:p>
          </table:table-cell>
          <table:table-cell table:style-name="ce22" office:value-type="float" office:value="7.25661196079866" calcext:value-type="float">
            <text:p><text:s text:c="3"/>7.26 </text:p>
          </table:table-cell>
          <table:table-cell table:style-name="ce28" office:value-type="float" office:value="338" calcext:value-type="float">
            <text:p><text:s text:c="3"/>338 </text:p>
          </table:table-cell>
          <table:table-cell table:style-name="ce22" office:value-type="float" office:value="0.179426758050449" calcext:value-type="float">
            <text:p><text:s text:c="3"/>0.18 </text:p>
          </table:table-cell>
          <table:table-cell table:style-name="ce36" office:value-type="float" office:value="2.11260537704561" calcext:value-type="float">
            <text:p><text:s text:c="3"/>2.11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6" office:value-type="float" office:value="74" calcext:value-type="float">
            <text:p><text:s text:c="3"/>74 </text:p>
          </table:table-cell>
          <table:table-cell table:style-name="ce22" office:value-type="float" office:value="0.026680771420423" calcext:value-type="float">
            <text:p><text:s text:c="3"/>0.03 </text:p>
          </table:table-cell>
          <table:table-cell table:style-name="ce22" office:value-type="float" office:value="0.314144566724335" calcext:value-type="float">
            <text:p><text:s text:c="3"/>0.31 </text:p>
          </table:table-cell>
          <table:table-cell table:style-name="ce28" office:value-type="float" office:value="-189" calcext:value-type="float">
            <text:p><text:s/>－189 </text:p>
          </table:table-cell>
          <table:table-cell table:style-name="ce22" office:value-type="float" office:value="-0.0681432233547378" calcext:value-type="float">
            <text:p><text:s/>－0.07 </text:p>
          </table:table-cell>
          <table:table-cell table:style-name="ce22" office:value-type="float" office:value="-0.802331500789654" calcext:value-type="float">
            <text:p><text:s/>－0.80 </text:p>
          </table:table-cell>
          <table:table-cell table:style-name="ce28" office:value-type="float" office:value="1840" calcext:value-type="float">
            <text:p><text:s text:c="3"/>1,840 </text:p>
          </table:table-cell>
          <table:table-cell table:style-name="ce22" office:value-type="float" office:value="0.663404925781574" calcext:value-type="float">
            <text:p><text:s text:c="3"/>0.66 </text:p>
          </table:table-cell>
          <table:table-cell table:style-name="ce22" office:value-type="float" office:value="7.81105799710563" calcext:value-type="float">
            <text:p><text:s text:c="3"/>7.81 </text:p>
          </table:table-cell>
          <table:table-cell table:style-name="ce28" office:value-type="float" office:value="2029" calcext:value-type="float">
            <text:p><text:s text:c="3"/>2,029 </text:p>
          </table:table-cell>
          <table:table-cell table:style-name="ce22" office:value-type="float" office:value="0.731548149136312" calcext:value-type="float">
            <text:p><text:s text:c="3"/>0.73 </text:p>
          </table:table-cell>
          <table:table-cell table:style-name="ce22" office:value-type="float" office:value="8.61338949789528" calcext:value-type="float">
            <text:p><text:s text:c="3"/>8.61 </text:p>
          </table:table-cell>
          <table:table-cell table:style-name="ce28" office:value-type="float" office:value="1479" calcext:value-type="float">
            <text:p><text:s text:c="3"/>1,479 </text:p>
          </table:table-cell>
          <table:table-cell table:style-name="ce22" office:value-type="float" office:value="0.533247763712472" calcext:value-type="float">
            <text:p><text:s text:c="3"/>0.53 </text:p>
          </table:table-cell>
          <table:table-cell table:style-name="ce22" office:value-type="float" office:value="6.27856237919523" calcext:value-type="float">
            <text:p><text:s text:c="3"/>6.28 </text:p>
          </table:table-cell>
          <table:table-cell table:style-name="ce28" office:value-type="float" office:value="558" calcext:value-type="float">
            <text:p><text:s text:c="3"/>558 </text:p>
          </table:table-cell>
          <table:table-cell table:style-name="ce22" office:value-type="float" office:value="0.201184754666369" calcext:value-type="float">
            <text:p><text:s text:c="3"/>0.20 </text:p>
          </table:table-cell>
          <table:table-cell table:style-name="ce36" office:value-type="float" office:value="2.3687882404266" calcext:value-type="float">
            <text:p><text:s text:c="3"/>2.37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6" office:value-type="float" office:value="-3569" calcext:value-type="float">
            <text:p><text:s/>－3,569 </text:p>
          </table:table-cell>
          <table:table-cell table:style-name="ce22" office:value-type="float" office:value="-0.503371985832808" calcext:value-type="float">
            <text:p><text:s/>－0.50 </text:p>
          </table:table-cell>
          <table:table-cell table:style-name="ce22" office:value-type="float" office:value="-5.92679918803145" calcext:value-type="float">
            <text:p><text:s/>－5.93 </text:p>
          </table:table-cell>
          <table:table-cell table:style-name="ce28" office:value-type="float" office:value="-1310" calcext:value-type="float">
            <text:p><text:s/>－1,310 </text:p>
          </table:table-cell>
          <table:table-cell table:style-name="ce22" office:value-type="float" office:value="-0.184808996727682" calcext:value-type="float">
            <text:p><text:s/>－0.18 </text:p>
          </table:table-cell>
          <table:table-cell table:style-name="ce22" office:value-type="float" office:value="-2.17597689695496" calcext:value-type="float">
            <text:p><text:s/>－2.18 </text:p>
          </table:table-cell>
          <table:table-cell table:style-name="ce28" office:value-type="float" office:value="4828" calcext:value-type="float">
            <text:p><text:s text:c="3"/>4,828 </text:p>
          </table:table-cell>
          <table:table-cell table:style-name="ce22" office:value-type="float" office:value="0.68111285206202" calcext:value-type="float">
            <text:p><text:s text:c="3"/>0.68 </text:p>
          </table:table-cell>
          <table:table-cell table:style-name="ce22" office:value-type="float" office:value="8.01955454847218" calcext:value-type="float">
            <text:p><text:s text:c="3"/>8.02 </text:p>
          </table:table-cell>
          <table:table-cell table:style-name="ce28" office:value-type="float" office:value="6138" calcext:value-type="float">
            <text:p><text:s text:c="3"/>6,138 </text:p>
          </table:table-cell>
          <table:table-cell table:style-name="ce22" office:value-type="float" office:value="0.865921848789702" calcext:value-type="float">
            <text:p><text:s text:c="3"/>0.87 </text:p>
          </table:table-cell>
          <table:table-cell table:style-name="ce22" office:value-type="float" office:value="10.1955314454271" calcext:value-type="float">
            <text:p><text:s text:c="3"/>10.20 </text:p>
          </table:table-cell>
          <table:table-cell table:style-name="ce28" office:value-type="float" office:value="4031" calcext:value-type="float">
            <text:p><text:s text:c="3"/>4,031 </text:p>
          </table:table-cell>
          <table:table-cell table:style-name="ce22" office:value-type="float" office:value="0.568675622755179" calcext:value-type="float">
            <text:p><text:s text:c="3"/>0.57 </text:p>
          </table:table-cell>
          <table:table-cell table:style-name="ce22" office:value-type="float" office:value="6.69569684856904" calcext:value-type="float">
            <text:p><text:s text:c="3"/>6.70 </text:p>
          </table:table-cell>
          <table:table-cell table:style-name="ce28" office:value-type="float" office:value="1384" calcext:value-type="float">
            <text:p><text:s text:c="3"/>1,384 </text:p>
          </table:table-cell>
          <table:table-cell table:style-name="ce22" office:value-type="float" office:value="0.195248588909245" calcext:value-type="float">
            <text:p><text:s text:c="3"/>0.20 </text:p>
          </table:table-cell>
          <table:table-cell table:style-name="ce36" office:value-type="float" office:value="2.29889467586692" calcext:value-type="float">
            <text:p><text:s text:c="3"/>2.30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7" office:value-type="float" office:value="-186" calcext:value-type="float">
            <text:p><text:s/>－186 </text:p>
          </table:table-cell>
          <table:table-cell table:style-name="ce23" office:value-type="float" office:value="-0.408592749455759" calcext:value-type="float">
            <text:p><text:s/>－0.41 </text:p>
          </table:table-cell>
          <table:table-cell table:style-name="ce23" office:value-type="float" office:value="-4.81085011455974" calcext:value-type="float">
            <text:p><text:s/>－4.81 </text:p>
          </table:table-cell>
          <table:table-cell table:style-name="ce29" office:value-type="float" office:value="-129" calcext:value-type="float">
            <text:p><text:s/>－129 </text:p>
          </table:table-cell>
          <table:table-cell table:style-name="ce23" office:value-type="float" office:value="-0.28343674746445" calcext:value-type="float">
            <text:p><text:s/>－0.28 </text:p>
          </table:table-cell>
          <table:table-cell table:style-name="ce23" office:value-type="float" office:value="-3.33723912337174" calcext:value-type="float">
            <text:p><text:s/>－3.34 </text:p>
          </table:table-cell>
          <table:table-cell table:style-name="ce29" office:value-type="float" office:value="287" calcext:value-type="float">
            <text:p><text:s text:c="3"/>287 </text:p>
          </table:table-cell>
          <table:table-cell table:style-name="ce23" office:value-type="float" office:value="0.630591833506179" calcext:value-type="float">
            <text:p><text:s text:c="3"/>0.63 </text:p>
          </table:table-cell>
          <table:table-cell table:style-name="ce23" office:value-type="float" office:value="7.42471029773404" calcext:value-type="float">
            <text:p><text:s text:c="3"/>7.42 </text:p>
          </table:table-cell>
          <table:table-cell table:style-name="ce29" office:value-type="float" office:value="416" calcext:value-type="float">
            <text:p><text:s text:c="3"/>416 </text:p>
          </table:table-cell>
          <table:table-cell table:style-name="ce23" office:value-type="float" office:value="0.914028580970628" calcext:value-type="float">
            <text:p><text:s text:c="3"/>0.91 </text:p>
          </table:table-cell>
          <table:table-cell table:style-name="ce23" office:value-type="float" office:value="10.7619494211058" calcext:value-type="float">
            <text:p><text:s text:c="3"/>10.76 </text:p>
          </table:table-cell>
          <table:table-cell table:style-name="ce29" office:value-type="float" office:value="278" calcext:value-type="float">
            <text:p><text:s text:c="3"/>278 </text:p>
          </table:table-cell>
          <table:table-cell table:style-name="ce23" office:value-type="float" office:value="0.610817176706333" calcext:value-type="float">
            <text:p><text:s text:c="3"/>0.61 </text:p>
          </table:table-cell>
          <table:table-cell table:style-name="ce23" office:value-type="float" office:value="7.19187966121973" calcext:value-type="float">
            <text:p><text:s text:c="3"/>7.19 </text:p>
          </table:table-cell>
          <table:table-cell table:style-name="ce29" office:value-type="float" office:value="88" calcext:value-type="float">
            <text:p><text:s text:c="3"/>88 </text:p>
          </table:table-cell>
          <table:table-cell table:style-name="ce23" office:value-type="float" office:value="0.19335219982071" calcext:value-type="float">
            <text:p><text:s text:c="3"/>0.19 </text:p>
          </table:table-cell>
          <table:table-cell table:style-name="ce37" office:value-type="float" office:value="2.27656622369545" calcext:value-type="float">
            <text:p><text:s text:c="3"/>2.2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7" office:value-type="float" office:value="339" calcext:value-type="float">
            <text:p><text:s text:c="3"/>339 </text:p>
          </table:table-cell>
          <table:table-cell table:style-name="ce23" office:value-type="float" office:value="0.608606667743847" calcext:value-type="float">
            <text:p><text:s text:c="3"/>0.61 </text:p>
          </table:table-cell>
          <table:table-cell table:style-name="ce23" office:value-type="float" office:value="7.16585270085497" calcext:value-type="float">
            <text:p><text:s text:c="3"/>7.17 </text:p>
          </table:table-cell>
          <table:table-cell table:style-name="ce29" office:value-type="float" office:value="102" calcext:value-type="float">
            <text:p><text:s text:c="3"/>102 </text:p>
          </table:table-cell>
          <table:table-cell table:style-name="ce23" office:value-type="float" office:value="0.183064883040385" calcext:value-type="float">
            <text:p><text:s text:c="3"/>0.18 </text:p>
          </table:table-cell>
          <table:table-cell table:style-name="ce23" office:value-type="float" office:value="2.15544136483034" calcext:value-type="float">
            <text:p><text:s text:c="3"/>2.16 </text:p>
          </table:table-cell>
          <table:table-cell table:style-name="ce29" office:value-type="float" office:value="447" calcext:value-type="float">
            <text:p><text:s text:c="3"/>447 </text:p>
          </table:table-cell>
          <table:table-cell table:style-name="ce23" office:value-type="float" office:value="0.802254928618156" calcext:value-type="float">
            <text:p><text:s text:c="3"/>0.80 </text:p>
          </table:table-cell>
          <table:table-cell table:style-name="ce23" office:value-type="float" office:value="9.44590480469765" calcext:value-type="float">
            <text:p><text:s text:c="3"/>9.45 </text:p>
          </table:table-cell>
          <table:table-cell table:style-name="ce29" office:value-type="float" office:value="345" calcext:value-type="float">
            <text:p><text:s text:c="3"/>345 </text:p>
          </table:table-cell>
          <table:table-cell table:style-name="ce23" office:value-type="float" office:value="0.619190045577772" calcext:value-type="float">
            <text:p><text:s text:c="3"/>0.62 </text:p>
          </table:table-cell>
          <table:table-cell table:style-name="ce23" office:value-type="float" office:value="7.29046343986731" calcext:value-type="float">
            <text:p><text:s text:c="3"/>7.29 </text:p>
          </table:table-cell>
          <table:table-cell table:style-name="ce29" office:value-type="float" office:value="337" calcext:value-type="float">
            <text:p><text:s text:c="3"/>337 </text:p>
          </table:table-cell>
          <table:table-cell table:style-name="ce23" office:value-type="float" office:value="0.604832015535388" calcext:value-type="float">
            <text:p><text:s text:c="3"/>0.60 </text:p>
          </table:table-cell>
          <table:table-cell table:style-name="ce23" office:value-type="float" office:value="7.12140921517474" calcext:value-type="float">
            <text:p><text:s text:c="3"/>7.12 </text:p>
          </table:table-cell>
          <table:table-cell table:style-name="ce29" office:value-type="float" office:value="109" calcext:value-type="float">
            <text:p><text:s text:c="3"/>109 </text:p>
          </table:table-cell>
          <table:table-cell table:style-name="ce23" office:value-type="float" office:value="0.19562815932747" calcext:value-type="float">
            <text:p><text:s text:c="3"/>0.20 </text:p>
          </table:table-cell>
          <table:table-cell table:style-name="ce37" office:value-type="float" office:value="2.30336381143634" calcext:value-type="float">
            <text:p><text:s text:c="3"/>2.3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7" office:value-type="float" office:value="-460" calcext:value-type="float">
            <text:p><text:s/>－460 </text:p>
          </table:table-cell>
          <table:table-cell table:style-name="ce23" office:value-type="float" office:value="-0.838096209800989" calcext:value-type="float">
            <text:p><text:s/>－0.84 </text:p>
          </table:table-cell>
          <table:table-cell table:style-name="ce23" office:value-type="float" office:value="-9.86790698636648" calcext:value-type="float">
            <text:p><text:s/>－9.87 </text:p>
          </table:table-cell>
          <table:table-cell table:style-name="ce29" office:value-type="float" office:value="-170" calcext:value-type="float">
            <text:p><text:s/>－170 </text:p>
          </table:table-cell>
          <table:table-cell table:style-name="ce23" office:value-type="float" office:value="-0.309861054657667" calcext:value-type="float">
            <text:p><text:s/>－0.31 </text:p>
          </table:table-cell>
          <table:table-cell table:style-name="ce23" office:value-type="float" office:value="-3.64836403064673" calcext:value-type="float">
            <text:p><text:s/>－3.65 </text:p>
          </table:table-cell>
          <table:table-cell table:style-name="ce29" office:value-type="float" office:value="303" calcext:value-type="float">
            <text:p><text:s text:c="3"/>303 </text:p>
          </table:table-cell>
          <table:table-cell table:style-name="ce23" office:value-type="float" office:value="0.552281762125136" calcext:value-type="float">
            <text:p><text:s text:c="3"/>0.55 </text:p>
          </table:table-cell>
          <table:table-cell table:style-name="ce23" office:value-type="float" office:value="6.50267236050564" calcext:value-type="float">
            <text:p><text:s text:c="3"/>6.50 </text:p>
          </table:table-cell>
          <table:table-cell table:style-name="ce29" office:value-type="float" office:value="473" calcext:value-type="float">
            <text:p><text:s text:c="3"/>473 </text:p>
          </table:table-cell>
          <table:table-cell table:style-name="ce23" office:value-type="float" office:value="0.862142816782804" calcext:value-type="float">
            <text:p><text:s text:c="3"/>0.86 </text:p>
          </table:table-cell>
          <table:table-cell table:style-name="ce23" office:value-type="float" office:value="10.1510363911524" calcext:value-type="float">
            <text:p><text:s text:c="3"/>10.15 </text:p>
          </table:table-cell>
          <table:table-cell table:style-name="ce29" office:value-type="float" office:value="311" calcext:value-type="float">
            <text:p><text:s text:c="3"/>311 </text:p>
          </table:table-cell>
          <table:table-cell table:style-name="ce23" office:value-type="float" office:value="0.566863458814909" calcext:value-type="float">
            <text:p><text:s text:c="3"/>0.57 </text:p>
          </table:table-cell>
          <table:table-cell table:style-name="ce23" office:value-type="float" office:value="6.6743600795949" calcext:value-type="float">
            <text:p><text:s text:c="3"/>6.67 </text:p>
          </table:table-cell>
          <table:table-cell table:style-name="ce29" office:value-type="float" office:value="124" calcext:value-type="float">
            <text:p><text:s text:c="3"/>124 </text:p>
          </table:table-cell>
          <table:table-cell table:style-name="ce23" office:value-type="float" office:value="0.226016298691475" calcext:value-type="float">
            <text:p><text:s text:c="3"/>0.23 </text:p>
          </table:table-cell>
          <table:table-cell table:style-name="ce37" office:value-type="float" office:value="2.6611596458835" calcext:value-type="float">
            <text:p><text:s text:c="3"/>2.6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彰化縣" calcext:value-type="string">
            <text:p><text:s/>彰化縣 </text:p>
          </table:table-cell>
          <table:table-cell table:style-name="ce17" office:value-type="float" office:value="-648" calcext:value-type="float">
            <text:p><text:s/>－648 </text:p>
          </table:table-cell>
          <table:table-cell table:style-name="ce23" office:value-type="float" office:value="-0.507112090553942" calcext:value-type="float">
            <text:p><text:s/>－0.51 </text:p>
          </table:table-cell>
          <table:table-cell table:style-name="ce23" office:value-type="float" office:value="-5.97083590490931" calcext:value-type="float">
            <text:p><text:s/>－5.97 </text:p>
          </table:table-cell>
          <table:table-cell table:style-name="ce29" office:value-type="float" office:value="85" calcext:value-type="float">
            <text:p><text:s text:c="3"/>85 </text:p>
          </table:table-cell>
          <table:table-cell table:style-name="ce23" office:value-type="float" office:value="0.0665362035225049" calcext:value-type="float">
            <text:p><text:s text:c="3"/>0.07 </text:p>
          </table:table-cell>
          <table:table-cell table:style-name="ce23" office:value-type="float" office:value="0.783410138248848" calcext:value-type="float">
            <text:p><text:s text:c="3"/>0.78 </text:p>
          </table:table-cell>
          <table:table-cell table:style-name="ce29" office:value-type="float" office:value="1155" calcext:value-type="float">
            <text:p><text:s text:c="3"/>1,155 </text:p>
          </table:table-cell>
          <table:table-cell table:style-name="ce23" office:value-type="float" office:value="0.904109589041096" calcext:value-type="float">
            <text:p><text:s text:c="3"/>0.90 </text:p>
          </table:table-cell>
          <table:table-cell table:style-name="ce23" office:value-type="float" office:value="10.6451612903226" calcext:value-type="float">
            <text:p><text:s text:c="3"/>10.65 </text:p>
          </table:table-cell>
          <table:table-cell table:style-name="ce29" office:value-type="float" office:value="1070" calcext:value-type="float">
            <text:p><text:s text:c="3"/>1,070 </text:p>
          </table:table-cell>
          <table:table-cell table:style-name="ce23" office:value-type="float" office:value="0.837573385518591" calcext:value-type="float">
            <text:p><text:s text:c="3"/>0.84 </text:p>
          </table:table-cell>
          <table:table-cell table:style-name="ce23" office:value-type="float" office:value="9.86175115207373" calcext:value-type="float">
            <text:p><text:s text:c="3"/>9.86 </text:p>
          </table:table-cell>
          <table:table-cell table:style-name="ce29" office:value-type="float" office:value="759" calcext:value-type="float">
            <text:p><text:s text:c="3"/>759 </text:p>
          </table:table-cell>
          <table:table-cell table:style-name="ce23" office:value-type="float" office:value="0.59412915851272" calcext:value-type="float">
            <text:p><text:s text:c="3"/>0.59 </text:p>
          </table:table-cell>
          <table:table-cell table:style-name="ce23" office:value-type="float" office:value="6.99539170506912" calcext:value-type="float">
            <text:p><text:s text:c="3"/>7.00 </text:p>
          </table:table-cell>
          <table:table-cell table:style-name="ce29" office:value-type="float" office:value="205" calcext:value-type="float">
            <text:p><text:s text:c="3"/>205 </text:p>
          </table:table-cell>
          <table:table-cell table:style-name="ce23" office:value-type="float" office:value="0.160469667318982" calcext:value-type="float">
            <text:p><text:s text:c="3"/>0.16 </text:p>
          </table:table-cell>
          <table:table-cell table:style-name="ce37" office:value-type="float" office:value="1.88940092165899" calcext:value-type="float">
            <text:p><text:s text:c="3"/>1.89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南投縣" calcext:value-type="string">
            <text:p><text:s/>南投縣 </text:p>
          </table:table-cell>
          <table:table-cell table:style-name="ce17" office:value-type="float" office:value="-425" calcext:value-type="float">
            <text:p><text:s/>－425 </text:p>
          </table:table-cell>
          <table:table-cell table:style-name="ce23" office:value-type="float" office:value="-0.855077449897491" calcext:value-type="float">
            <text:p><text:s/>－0.86 </text:p>
          </table:table-cell>
          <table:table-cell table:style-name="ce23" office:value-type="float" office:value="-10.0678473939543" calcext:value-type="float">
            <text:p><text:s/>－10.07 </text:p>
          </table:table-cell>
          <table:table-cell table:style-name="ce29" office:value-type="float" office:value="-166" calcext:value-type="float">
            <text:p><text:s/>－166 </text:p>
          </table:table-cell>
          <table:table-cell table:style-name="ce23" office:value-type="float" office:value="-0.334126044018087" calcext:value-type="float">
            <text:p><text:s/>－0.33 </text:p>
          </table:table-cell>
          <table:table-cell table:style-name="ce23" office:value-type="float" office:value="-3.93406471182586" calcext:value-type="float">
            <text:p><text:s/>－3.93 </text:p>
          </table:table-cell>
          <table:table-cell table:style-name="ce29" office:value-type="float" office:value="294" calcext:value-type="float">
            <text:p><text:s text:c="3"/>294 </text:p>
          </table:table-cell>
          <table:table-cell table:style-name="ce23" office:value-type="float" office:value="0.591765403260949" calcext:value-type="float">
            <text:p><text:s text:c="3"/>0.59 </text:p>
          </table:table-cell>
          <table:table-cell table:style-name="ce23" office:value-type="float" office:value="6.96756039323376" calcext:value-type="float">
            <text:p><text:s text:c="3"/>6.97 </text:p>
          </table:table-cell>
          <table:table-cell table:style-name="ce29" office:value-type="float" office:value="460" calcext:value-type="float">
            <text:p><text:s text:c="3"/>460 </text:p>
          </table:table-cell>
          <table:table-cell table:style-name="ce23" office:value-type="float" office:value="0.925891447279036" calcext:value-type="float">
            <text:p><text:s text:c="3"/>0.93 </text:p>
          </table:table-cell>
          <table:table-cell table:style-name="ce23" office:value-type="float" office:value="10.9016251050596" calcext:value-type="float">
            <text:p><text:s text:c="3"/>10.90 </text:p>
          </table:table-cell>
          <table:table-cell table:style-name="ce29" office:value-type="float" office:value="296" calcext:value-type="float">
            <text:p><text:s text:c="3"/>296 </text:p>
          </table:table-cell>
          <table:table-cell table:style-name="ce23" office:value-type="float" office:value="0.595791018249119" calcext:value-type="float">
            <text:p><text:s text:c="3"/>0.60 </text:p>
          </table:table-cell>
          <table:table-cell table:style-name="ce23" office:value-type="float" office:value="7.01495876325576" calcext:value-type="float">
            <text:p><text:s text:c="3"/>7.01 </text:p>
          </table:table-cell>
          <table:table-cell table:style-name="ce29" office:value-type="float" office:value="90" calcext:value-type="float">
            <text:p><text:s text:c="3"/>90 </text:p>
          </table:table-cell>
          <table:table-cell table:style-name="ce23" office:value-type="float" office:value="0.181152674467638" calcext:value-type="float">
            <text:p><text:s text:c="3"/>0.18 </text:p>
          </table:table-cell>
          <table:table-cell table:style-name="ce37" office:value-type="float" office:value="2.13292665098993" calcext:value-type="float">
            <text:p><text:s text:c="3"/>2.1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7" office:value-type="float" office:value="-668" calcext:value-type="float">
            <text:p><text:s/>－668 </text:p>
          </table:table-cell>
          <table:table-cell table:style-name="ce23" office:value-type="float" office:value="-0.973729705461341" calcext:value-type="float">
            <text:p><text:s/>－0.97 </text:p>
          </table:table-cell>
          <table:table-cell table:style-name="ce23" office:value-type="float" office:value="-11.4648820159158" calcext:value-type="float">
            <text:p><text:s/>－11.46 </text:p>
          </table:table-cell>
          <table:table-cell table:style-name="ce29" office:value-type="float" office:value="-311" calcext:value-type="float">
            <text:p><text:s/>－311 </text:p>
          </table:table-cell>
          <table:table-cell table:style-name="ce23" office:value-type="float" office:value="-0.453559053097035" calcext:value-type="float">
            <text:p><text:s/>－0.45 </text:p>
          </table:table-cell>
          <table:table-cell table:style-name="ce23" office:value-type="float" office:value="-5.34029207678768" calcext:value-type="float">
            <text:p><text:s/>－5.34 </text:p>
          </table:table-cell>
          <table:table-cell table:style-name="ce29" office:value-type="float" office:value="375" calcext:value-type="float">
            <text:p><text:s text:c="3"/>375 </text:p>
          </table:table-cell>
          <table:table-cell table:style-name="ce23" office:value-type="float" office:value="0.5468959643453" calcext:value-type="float">
            <text:p><text:s text:c="3"/>0.55 </text:p>
          </table:table-cell>
          <table:table-cell table:style-name="ce23" office:value-type="float" office:value="6.43925893503337" calcext:value-type="float">
            <text:p><text:s text:c="3"/>6.44 </text:p>
          </table:table-cell>
          <table:table-cell table:style-name="ce29" office:value-type="float" office:value="686" calcext:value-type="float">
            <text:p><text:s text:c="3"/>686 </text:p>
          </table:table-cell>
          <table:table-cell table:style-name="ce23" office:value-type="float" office:value="1.00045501744234" calcext:value-type="float">
            <text:p><text:s text:c="3"/>1.00 </text:p>
          </table:table-cell>
          <table:table-cell table:style-name="ce23" office:value-type="float" office:value="11.779551011821" calcext:value-type="float">
            <text:p><text:s text:c="3"/>11.78 </text:p>
          </table:table-cell>
          <table:table-cell table:style-name="ce29" office:value-type="float" office:value="381" calcext:value-type="float">
            <text:p><text:s text:c="3"/>381 </text:p>
          </table:table-cell>
          <table:table-cell table:style-name="ce23" office:value-type="float" office:value="0.555646299774825" calcext:value-type="float">
            <text:p><text:s text:c="3"/>0.56 </text:p>
          </table:table-cell>
          <table:table-cell table:style-name="ce23" office:value-type="float" office:value="6.5422870779939" calcext:value-type="float">
            <text:p><text:s text:c="3"/>6.54 </text:p>
          </table:table-cell>
          <table:table-cell table:style-name="ce29" office:value-type="float" office:value="120" calcext:value-type="float">
            <text:p><text:s text:c="3"/>120 </text:p>
          </table:table-cell>
          <table:table-cell table:style-name="ce23" office:value-type="float" office:value="0.175006708590496" calcext:value-type="float">
            <text:p><text:s text:c="3"/>0.18 </text:p>
          </table:table-cell>
          <table:table-cell table:style-name="ce37" office:value-type="float" office:value="2.06056285921068" calcext:value-type="float">
            <text:p><text:s text:c="3"/>2.0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7" office:value-type="float" office:value="-509" calcext:value-type="float">
            <text:p><text:s/>－509 </text:p>
          </table:table-cell>
          <table:table-cell table:style-name="ce23" office:value-type="float" office:value="-1.0038101398629" calcext:value-type="float">
            <text:p><text:s/>－1.00 </text:p>
          </table:table-cell>
          <table:table-cell table:style-name="ce23" office:value-type="float" office:value="-11.8190548725793" calcext:value-type="float">
            <text:p><text:s/>－11.82 </text:p>
          </table:table-cell>
          <table:table-cell table:style-name="ce29" office:value-type="float" office:value="-271" calcext:value-type="float">
            <text:p><text:s/>－271 </text:p>
          </table:table-cell>
          <table:table-cell table:style-name="ce23" office:value-type="float" office:value="-0.534713459684874" calcext:value-type="float">
            <text:p><text:s/>－0.53 </text:p>
          </table:table-cell>
          <table:table-cell table:style-name="ce23" office:value-type="float" office:value="-6.29581976725739" calcext:value-type="float">
            <text:p><text:s/>－6.30 </text:p>
          </table:table-cell>
          <table:table-cell table:style-name="ce29" office:value-type="float" office:value="286" calcext:value-type="float">
            <text:p><text:s text:c="3"/>286 </text:p>
          </table:table-cell>
          <table:table-cell table:style-name="ce23" office:value-type="float" office:value="0.564310145645292" calcext:value-type="float">
            <text:p><text:s text:c="3"/>0.56 </text:p>
          </table:table-cell>
          <table:table-cell table:style-name="ce23" office:value-type="float" office:value="6.64429687614618" calcext:value-type="float">
            <text:p><text:s text:c="3"/>6.64 </text:p>
          </table:table-cell>
          <table:table-cell table:style-name="ce29" office:value-type="float" office:value="557" calcext:value-type="float">
            <text:p><text:s text:c="3"/>557 </text:p>
          </table:table-cell>
          <table:table-cell table:style-name="ce23" office:value-type="float" office:value="1.09902360533017" calcext:value-type="float">
            <text:p><text:s text:c="3"/>1.10 </text:p>
          </table:table-cell>
          <table:table-cell table:style-name="ce23" office:value-type="float" office:value="12.9401166434036" calcext:value-type="float">
            <text:p><text:s text:c="3"/>12.94 </text:p>
          </table:table-cell>
          <table:table-cell table:style-name="ce29" office:value-type="float" office:value="261" calcext:value-type="float">
            <text:p><text:s text:c="3"/>261 </text:p>
          </table:table-cell>
          <table:table-cell table:style-name="ce23" office:value-type="float" office:value="0.514982335711263" calcext:value-type="float">
            <text:p><text:s text:c="3"/>0.51 </text:p>
          </table:table-cell>
          <table:table-cell table:style-name="ce23" office:value-type="float" office:value="6.06350169466487" calcext:value-type="float">
            <text:p><text:s text:c="3"/>6.06 </text:p>
          </table:table-cell>
          <table:table-cell table:style-name="ce29" office:value-type="float" office:value="89" calcext:value-type="float">
            <text:p><text:s text:c="3"/>89 </text:p>
          </table:table-cell>
          <table:table-cell table:style-name="ce23" office:value-type="float" office:value="0.175607003365143" calcext:value-type="float">
            <text:p><text:s text:c="3"/>0.18 </text:p>
          </table:table-cell>
          <table:table-cell table:style-name="ce37" office:value-type="float" office:value="2.06763084607346" calcext:value-type="float">
            <text:p><text:s text:c="3"/>2.0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屏東縣" calcext:value-type="string">
            <text:p><text:s/>屏東縣 </text:p>
          </table:table-cell>
          <table:table-cell table:style-name="ce17" office:value-type="float" office:value="-819" calcext:value-type="float">
            <text:p><text:s/>－819 </text:p>
          </table:table-cell>
          <table:table-cell table:style-name="ce23" office:value-type="float" office:value="-0.992238970882208" calcext:value-type="float">
            <text:p><text:s/>－0.99 </text:p>
          </table:table-cell>
          <table:table-cell table:style-name="ce23" office:value-type="float" office:value="-11.6828136894195" calcext:value-type="float">
            <text:p><text:s/>－11.68 </text:p>
          </table:table-cell>
          <table:table-cell table:style-name="ce29" office:value-type="float" office:value="-312" calcext:value-type="float">
            <text:p><text:s/>－312 </text:p>
          </table:table-cell>
          <table:table-cell table:style-name="ce23" office:value-type="float" office:value="-0.378183422596338" calcext:value-type="float">
            <text:p><text:s/>－0.38 </text:p>
          </table:table-cell>
          <table:table-cell table:style-name="ce23" office:value-type="float" office:value="-4.45280481444076" calcext:value-type="float">
            <text:p><text:s/>－4.45 </text:p>
          </table:table-cell>
          <table:table-cell table:style-name="ce29" office:value-type="float" office:value="460" calcext:value-type="float">
            <text:p><text:s text:c="3"/>460 </text:p>
          </table:table-cell>
          <table:table-cell table:style-name="ce23" office:value-type="float" office:value="0.557578123058704" calcext:value-type="float">
            <text:p><text:s text:c="3"/>0.56 </text:p>
          </table:table-cell>
          <table:table-cell table:style-name="ce23" office:value-type="float" office:value="6.56503273923958" calcext:value-type="float">
            <text:p><text:s text:c="3"/>6.57 </text:p>
          </table:table-cell>
          <table:table-cell table:style-name="ce29" office:value-type="float" office:value="772" calcext:value-type="float">
            <text:p><text:s text:c="3"/>772 </text:p>
          </table:table-cell>
          <table:table-cell table:style-name="ce23" office:value-type="float" office:value="0.935761545655042" calcext:value-type="float">
            <text:p><text:s text:c="3"/>0.94 </text:p>
          </table:table-cell>
          <table:table-cell table:style-name="ce23" office:value-type="float" office:value="11.0178375536803" calcext:value-type="float">
            <text:p><text:s text:c="3"/>11.02 </text:p>
          </table:table-cell>
          <table:table-cell table:style-name="ce29" office:value-type="float" office:value="466" calcext:value-type="float">
            <text:p><text:s text:c="3"/>466 </text:p>
          </table:table-cell>
          <table:table-cell table:style-name="ce23" office:value-type="float" office:value="0.564850881185557" calcext:value-type="float">
            <text:p><text:s text:c="3"/>0.56 </text:p>
          </table:table-cell>
          <table:table-cell table:style-name="ce23" office:value-type="float" office:value="6.65066360105575" calcext:value-type="float">
            <text:p><text:s text:c="3"/>6.65 </text:p>
          </table:table-cell>
          <table:table-cell table:style-name="ce29" office:value-type="float" office:value="177" calcext:value-type="float">
            <text:p><text:s text:c="3"/>177 </text:p>
          </table:table-cell>
          <table:table-cell table:style-name="ce23" office:value-type="float" office:value="0.214546364742153" calcext:value-type="float">
            <text:p><text:s text:c="3"/>0.21 </text:p>
          </table:table-cell>
          <table:table-cell table:style-name="ce37" office:value-type="float" office:value="2.52611042357697" calcext:value-type="float">
            <text:p><text:s text:c="3"/>2.53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臺東縣" calcext:value-type="string">
            <text:p><text:s/>臺東縣 </text:p>
          </table:table-cell>
          <table:table-cell table:style-name="ce17" office:value-type="float" office:value="-228" calcext:value-type="float">
            <text:p><text:s/>－228 </text:p>
          </table:table-cell>
          <table:table-cell table:style-name="ce23" office:value-type="float" office:value="-1.04148109574774" calcext:value-type="float">
            <text:p><text:s/>－1.04 </text:p>
          </table:table-cell>
          <table:table-cell table:style-name="ce23" office:value-type="float" office:value="-12.2625999983202" calcext:value-type="float">
            <text:p><text:s/>－12.26 </text:p>
          </table:table-cell>
          <table:table-cell table:style-name="ce29" office:value-type="float" office:value="-66" calcext:value-type="float">
            <text:p><text:s/>－66 </text:p>
          </table:table-cell>
          <table:table-cell table:style-name="ce23" office:value-type="float" office:value="-0.301638445190923" calcext:value-type="float">
            <text:p><text:s/>－0.30 </text:p>
          </table:table-cell>
          <table:table-cell table:style-name="ce23" office:value-type="float" office:value="-3.55154943531249" calcext:value-type="float">
            <text:p><text:s/>－3.55 </text:p>
          </table:table-cell>
          <table:table-cell table:style-name="ce29" office:value-type="float" office:value="156" calcext:value-type="float">
            <text:p><text:s text:c="3"/>156 </text:p>
          </table:table-cell>
          <table:table-cell table:style-name="ce23" office:value-type="float" office:value="0.712963597724001" calcext:value-type="float">
            <text:p><text:s text:c="3"/>0.71 </text:p>
          </table:table-cell>
          <table:table-cell table:style-name="ce23" office:value-type="float" office:value="8.39457139255678" calcext:value-type="float">
            <text:p><text:s text:c="3"/>8.39 </text:p>
          </table:table-cell>
          <table:table-cell table:style-name="ce29" office:value-type="float" office:value="222" calcext:value-type="float">
            <text:p><text:s text:c="3"/>222 </text:p>
          </table:table-cell>
          <table:table-cell table:style-name="ce23" office:value-type="float" office:value="1.01460204291492" calcext:value-type="float">
            <text:p><text:s text:c="3"/>1.01 </text:p>
          </table:table-cell>
          <table:table-cell table:style-name="ce23" office:value-type="float" office:value="11.9461208278693" calcext:value-type="float">
            <text:p><text:s text:c="3"/>11.95 </text:p>
          </table:table-cell>
          <table:table-cell table:style-name="ce29" office:value-type="float" office:value="98" calcext:value-type="float">
            <text:p><text:s text:c="3"/>98 </text:p>
          </table:table-cell>
          <table:table-cell table:style-name="ce23" office:value-type="float" office:value="0.447887388313795" calcext:value-type="float">
            <text:p><text:s text:c="3"/>0.45 </text:p>
          </table:table-cell>
          <table:table-cell table:style-name="ce23" office:value-type="float" office:value="5.27351279788824" calcext:value-type="float">
            <text:p><text:s text:c="3"/>5.27 </text:p>
          </table:table-cell>
          <table:table-cell table:style-name="ce29" office:value-type="float" office:value="46" calcext:value-type="float">
            <text:p><text:s text:c="3"/>46 </text:p>
          </table:table-cell>
          <table:table-cell table:style-name="ce23" office:value-type="float" office:value="0.210232855739128" calcext:value-type="float">
            <text:p><text:s text:c="3"/>0.21 </text:p>
          </table:table-cell>
          <table:table-cell table:style-name="ce37" office:value-type="float" office:value="2.47532233370264" calcext:value-type="float">
            <text:p><text:s text:c="3"/>2.4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7" office:value-type="float" office:value="-180" calcext:value-type="float">
            <text:p><text:s/>－180 </text:p>
          </table:table-cell>
          <table:table-cell table:style-name="ce23" office:value-type="float" office:value="-0.548834032588545" calcext:value-type="float">
            <text:p><text:s/>－0.55 </text:p>
          </table:table-cell>
          <table:table-cell table:style-name="ce23" office:value-type="float" office:value="-6.46207812563932" calcext:value-type="float">
            <text:p><text:s/>－6.46 </text:p>
          </table:table-cell>
          <table:table-cell table:style-name="ce29" office:value-type="float" office:value="-95" calcext:value-type="float">
            <text:p><text:s/>－95 </text:p>
          </table:table-cell>
          <table:table-cell table:style-name="ce23" office:value-type="float" office:value="-0.289741916200538" calcext:value-type="float">
            <text:p><text:s/>－0.29 </text:p>
          </table:table-cell>
          <table:table-cell table:style-name="ce23" office:value-type="float" office:value="-3.41147740042569" calcext:value-type="float">
            <text:p><text:s/>－3.41 </text:p>
          </table:table-cell>
          <table:table-cell table:style-name="ce29" office:value-type="float" office:value="224" calcext:value-type="float">
            <text:p><text:s text:c="3"/>224 </text:p>
          </table:table-cell>
          <table:table-cell table:style-name="ce23" office:value-type="float" office:value="0.683180939251795" calcext:value-type="float">
            <text:p><text:s text:c="3"/>0.68 </text:p>
          </table:table-cell>
          <table:table-cell table:style-name="ce23" office:value-type="float" office:value="8.04390460731952" calcext:value-type="float">
            <text:p><text:s text:c="3"/>8.04 </text:p>
          </table:table-cell>
          <table:table-cell table:style-name="ce29" office:value-type="float" office:value="319" calcext:value-type="float">
            <text:p><text:s text:c="3"/>319 </text:p>
          </table:table-cell>
          <table:table-cell table:style-name="ce23" office:value-type="float" office:value="0.972922855452333" calcext:value-type="float">
            <text:p><text:s text:c="3"/>0.97 </text:p>
          </table:table-cell>
          <table:table-cell table:style-name="ce23" office:value-type="float" office:value="11.4553820077452" calcext:value-type="float">
            <text:p><text:s text:c="3"/>11.46 </text:p>
          </table:table-cell>
          <table:table-cell table:style-name="ce29" office:value-type="float" office:value="184" calcext:value-type="float">
            <text:p><text:s text:c="3"/>184 </text:p>
          </table:table-cell>
          <table:table-cell table:style-name="ce23" office:value-type="float" office:value="0.561184342956831" calcext:value-type="float">
            <text:p><text:s text:c="3"/>0.56 </text:p>
          </table:table-cell>
          <table:table-cell table:style-name="ce23" office:value-type="float" office:value="6.60749307029818" calcext:value-type="float">
            <text:p><text:s text:c="3"/>6.61 </text:p>
          </table:table-cell>
          <table:table-cell table:style-name="ce29" office:value-type="float" office:value="97" calcext:value-type="float">
            <text:p><text:s text:c="3"/>97 </text:p>
          </table:table-cell>
          <table:table-cell table:style-name="ce23" office:value-type="float" office:value="0.295841746015286" calcext:value-type="float">
            <text:p><text:s text:c="3"/>0.30 </text:p>
          </table:table-cell>
          <table:table-cell table:style-name="ce37" office:value-type="float" office:value="3.48329797727676" calcext:value-type="float">
            <text:p><text:s text:c="3"/>3.4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7" office:value-type="float" office:value="71" calcext:value-type="float">
            <text:p><text:s text:c="3"/>71 </text:p>
          </table:table-cell>
          <table:table-cell table:style-name="ce23" office:value-type="float" office:value="0.679816162389889" calcext:value-type="float">
            <text:p><text:s text:c="3"/>0.68 </text:p>
          </table:table-cell>
          <table:table-cell table:style-name="ce23" office:value-type="float" office:value="8.00428707330031" calcext:value-type="float">
            <text:p><text:s text:c="3"/>8.00 </text:p>
          </table:table-cell>
          <table:table-cell table:style-name="ce29" office:value-type="float" office:value="-8" calcext:value-type="float">
            <text:p><text:s/>－8 </text:p>
          </table:table-cell>
          <table:table-cell table:style-name="ce23" office:value-type="float" office:value="-0.0765729764394523" calcext:value-type="float">
            <text:p><text:s/>－0.08 </text:p>
          </table:table-cell>
          <table:table-cell table:style-name="ce23" office:value-type="float" office:value="-0.901585045174197" calcext:value-type="float">
            <text:p><text:s/>－0.90 </text:p>
          </table:table-cell>
          <table:table-cell table:style-name="ce29" office:value-type="float" office:value="83" calcext:value-type="float">
            <text:p><text:s text:c="3"/>83 </text:p>
          </table:table-cell>
          <table:table-cell table:style-name="ce23" office:value-type="float" office:value="0.794444630559318" calcext:value-type="float">
            <text:p><text:s text:c="3"/>0.79 </text:p>
          </table:table-cell>
          <table:table-cell table:style-name="ce23" office:value-type="float" office:value="9.35394484368229" calcext:value-type="float">
            <text:p><text:s text:c="3"/>9.35 </text:p>
          </table:table-cell>
          <table:table-cell table:style-name="ce29" office:value-type="float" office:value="91" calcext:value-type="float">
            <text:p><text:s text:c="3"/>91 </text:p>
          </table:table-cell>
          <table:table-cell table:style-name="ce23" office:value-type="float" office:value="0.87101760699877" calcext:value-type="float">
            <text:p><text:s text:c="3"/>0.87 </text:p>
          </table:table-cell>
          <table:table-cell table:style-name="ce23" office:value-type="float" office:value="10.2555298888565" calcext:value-type="float">
            <text:p><text:s text:c="3"/>10.26 </text:p>
          </table:table-cell>
          <table:table-cell table:style-name="ce29" office:value-type="float" office:value="69" calcext:value-type="float">
            <text:p><text:s text:c="3"/>69 </text:p>
          </table:table-cell>
          <table:table-cell table:style-name="ce23" office:value-type="float" office:value="0.660441921790276" calcext:value-type="float">
            <text:p><text:s text:c="3"/>0.66 </text:p>
          </table:table-cell>
          <table:table-cell table:style-name="ce23" office:value-type="float" office:value="7.77617101462745" calcext:value-type="float">
            <text:p><text:s text:c="3"/>7.78 </text:p>
          </table:table-cell>
          <table:table-cell table:style-name="ce29" office:value-type="float" office:value="26" calcext:value-type="float">
            <text:p><text:s text:c="3"/>26 </text:p>
          </table:table-cell>
          <table:table-cell table:style-name="ce23" office:value-type="float" office:value="0.24886217342822" calcext:value-type="float">
            <text:p><text:s text:c="3"/>0.25 </text:p>
          </table:table-cell>
          <table:table-cell table:style-name="ce37" office:value-type="float" office:value="2.93015139681614" calcext:value-type="float">
            <text:p><text:s text:c="3"/>2.93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7" office:value-type="float" office:value="-168" calcext:value-type="float">
            <text:p><text:s/>－168 </text:p>
          </table:table-cell>
          <table:table-cell table:style-name="ce23" office:value-type="float" office:value="-0.453863921870568" calcext:value-type="float">
            <text:p><text:s/>－0.45 </text:p>
          </table:table-cell>
          <table:table-cell table:style-name="ce23" office:value-type="float" office:value="-5.3438816607341" calcext:value-type="float">
            <text:p><text:s/>－5.34 </text:p>
          </table:table-cell>
          <table:table-cell table:style-name="ce29" office:value-type="float" office:value="-76" calcext:value-type="float">
            <text:p><text:s/>－76 </text:p>
          </table:table-cell>
          <table:table-cell table:style-name="ce23" office:value-type="float" office:value="-0.205365997335646" calcext:value-type="float">
            <text:p><text:s/>－0.21 </text:p>
          </table:table-cell>
          <table:table-cell table:style-name="ce23" office:value-type="float" office:value="-2.41801900088745" calcext:value-type="float">
            <text:p><text:s/>－2.42 </text:p>
          </table:table-cell>
          <table:table-cell table:style-name="ce29" office:value-type="float" office:value="224" calcext:value-type="float">
            <text:p><text:s text:c="3"/>224 </text:p>
          </table:table-cell>
          <table:table-cell table:style-name="ce23" office:value-type="float" office:value="0.605289255305063" calcext:value-type="float">
            <text:p><text:s text:c="3"/>0.61 </text:p>
          </table:table-cell>
          <table:table-cell table:style-name="ce23" office:value-type="float" office:value="7.1267928447209" calcext:value-type="float">
            <text:p><text:s text:c="3"/>7.13 </text:p>
          </table:table-cell>
          <table:table-cell table:style-name="ce29" office:value-type="float" office:value="300" calcext:value-type="float">
            <text:p><text:s text:c="3"/>300 </text:p>
          </table:table-cell>
          <table:table-cell table:style-name="ce23" office:value-type="float" office:value="0.810655252640709" calcext:value-type="float">
            <text:p><text:s text:c="3"/>0.81 </text:p>
          </table:table-cell>
          <table:table-cell table:style-name="ce23" office:value-type="float" office:value="9.54481184560835" calcext:value-type="float">
            <text:p><text:s text:c="3"/>9.54 </text:p>
          </table:table-cell>
          <table:table-cell table:style-name="ce29" office:value-type="float" office:value="185" calcext:value-type="float">
            <text:p><text:s text:c="3"/>185 </text:p>
          </table:table-cell>
          <table:table-cell table:style-name="ce23" office:value-type="float" office:value="0.499904072461771" calcext:value-type="float">
            <text:p><text:s text:c="3"/>0.50 </text:p>
          </table:table-cell>
          <table:table-cell table:style-name="ce23" office:value-type="float" office:value="5.88596730479182" calcext:value-type="float">
            <text:p><text:s text:c="3"/>5.89 </text:p>
          </table:table-cell>
          <table:table-cell table:style-name="ce29" office:value-type="float" office:value="75" calcext:value-type="float">
            <text:p><text:s text:c="3"/>75 </text:p>
          </table:table-cell>
          <table:table-cell table:style-name="ce23" office:value-type="float" office:value="0.202663813160177" calcext:value-type="float">
            <text:p><text:s text:c="3"/>0.20 </text:p>
          </table:table-cell>
          <table:table-cell table:style-name="ce37" office:value-type="float" office:value="2.38620296140209" calcext:value-type="float">
            <text:p><text:s text:c="3"/>2.3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7" office:value-type="float" office:value="355" calcext:value-type="float">
            <text:p><text:s text:c="3"/>355 </text:p>
          </table:table-cell>
          <table:table-cell table:style-name="ce23" office:value-type="float" office:value="0.79661606471664" calcext:value-type="float">
            <text:p><text:s text:c="3"/>0.80 </text:p>
          </table:table-cell>
          <table:table-cell table:style-name="ce23" office:value-type="float" office:value="9.37951172972818" calcext:value-type="float">
            <text:p><text:s text:c="3"/>9.38 </text:p>
          </table:table-cell>
          <table:table-cell table:style-name="ce29" office:value-type="float" office:value="88" calcext:value-type="float">
            <text:p><text:s text:c="3"/>88 </text:p>
          </table:table-cell>
          <table:table-cell table:style-name="ce23" office:value-type="float" office:value="0.197392401514089" calcext:value-type="float">
            <text:p><text:s text:c="3"/>0.20 </text:p>
          </table:table-cell>
          <table:table-cell table:style-name="ce23" office:value-type="float" office:value="2.32413634040783" calcext:value-type="float">
            <text:p><text:s text:c="3"/>2.32 </text:p>
          </table:table-cell>
          <table:table-cell table:style-name="ce29" office:value-type="float" office:value="356" calcext:value-type="float">
            <text:p><text:s text:c="3"/>356 </text:p>
          </table:table-cell>
          <table:table-cell table:style-name="ce23" office:value-type="float" office:value="0.798541987943362" calcext:value-type="float">
            <text:p><text:s text:c="3"/>0.80 </text:p>
          </table:table-cell>
          <table:table-cell table:style-name="ce23" office:value-type="float" office:value="9.40218792255894" calcext:value-type="float">
            <text:p><text:s text:c="3"/>9.40 </text:p>
          </table:table-cell>
          <table:table-cell table:style-name="ce29" office:value-type="float" office:value="268" calcext:value-type="float">
            <text:p><text:s text:c="3"/>268 </text:p>
          </table:table-cell>
          <table:table-cell table:style-name="ce23" office:value-type="float" office:value="0.601149586429272" calcext:value-type="float">
            <text:p><text:s text:c="3"/>0.60 </text:p>
          </table:table-cell>
          <table:table-cell table:style-name="ce23" office:value-type="float" office:value="7.07805158215111" calcext:value-type="float">
            <text:p><text:s text:c="3"/>7.08 </text:p>
          </table:table-cell>
          <table:table-cell table:style-name="ce29" office:value-type="float" office:value="248" calcext:value-type="float">
            <text:p><text:s text:c="3"/>248 </text:p>
          </table:table-cell>
          <table:table-cell table:style-name="ce23" office:value-type="float" office:value="0.556287676994252" calcext:value-type="float">
            <text:p><text:s text:c="3"/>0.56 </text:p>
          </table:table-cell>
          <table:table-cell table:style-name="ce23" office:value-type="float" office:value="6.54983877751297" calcext:value-type="float">
            <text:p><text:s text:c="3"/>6.55 </text:p>
          </table:table-cell>
          <table:table-cell table:style-name="ce29" office:value-type="float" office:value="84" calcext:value-type="float">
            <text:p><text:s text:c="3"/>84 </text:p>
          </table:table-cell>
          <table:table-cell table:style-name="ce23" office:value-type="float" office:value="0.188420019627085" calcext:value-type="float">
            <text:p><text:s text:c="3"/>0.19 </text:p>
          </table:table-cell>
          <table:table-cell table:style-name="ce37" office:value-type="float" office:value="2.2184937794802" calcext:value-type="float">
            <text:p><text:s text:c="3"/>2.2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7" office:value-type="float" office:value="-43" calcext:value-type="float">
            <text:p><text:s/>－43 </text:p>
          </table:table-cell>
          <table:table-cell table:style-name="ce23" office:value-type="float" office:value="-0.160076240963138" calcext:value-type="float">
            <text:p><text:s/>－0.16 </text:p>
          </table:table-cell>
          <table:table-cell table:style-name="ce23" office:value-type="float" office:value="-1.88476864359824" calcext:value-type="float">
            <text:p><text:s/>－1.88 </text:p>
          </table:table-cell>
          <table:table-cell table:style-name="ce29" office:value-type="float" office:value="19" calcext:value-type="float">
            <text:p><text:s text:c="3"/>19 </text:p>
          </table:table-cell>
          <table:table-cell table:style-name="ce23" office:value-type="float" office:value="0.0707370239444826" calcext:value-type="float">
            <text:p><text:s text:c="3"/>0.07 </text:p>
          </table:table-cell>
          <table:table-cell table:style-name="ce23" office:value-type="float" office:value="0.832871410959231" calcext:value-type="float">
            <text:p><text:s text:c="3"/>0.83 </text:p>
          </table:table-cell>
          <table:table-cell table:style-name="ce29" office:value-type="float" office:value="178" calcext:value-type="float">
            <text:p><text:s text:c="3"/>178 </text:p>
          </table:table-cell>
          <table:table-cell table:style-name="ce23" office:value-type="float" office:value="0.662694224321995" calcext:value-type="float">
            <text:p><text:s text:c="3"/>0.66 </text:p>
          </table:table-cell>
          <table:table-cell table:style-name="ce23" office:value-type="float" office:value="7.80269006056542" calcext:value-type="float">
            <text:p><text:s text:c="3"/>7.80 </text:p>
          </table:table-cell>
          <table:table-cell table:style-name="ce29" office:value-type="float" office:value="159" calcext:value-type="float">
            <text:p><text:s text:c="3"/>159 </text:p>
          </table:table-cell>
          <table:table-cell table:style-name="ce23" office:value-type="float" office:value="0.591957200377512" calcext:value-type="float">
            <text:p><text:s text:c="3"/>0.59 </text:p>
          </table:table-cell>
          <table:table-cell table:style-name="ce23" office:value-type="float" office:value="6.96981864960619" calcext:value-type="float">
            <text:p><text:s text:c="3"/>6.97 </text:p>
          </table:table-cell>
          <table:table-cell table:style-name="ce29" office:value-type="float" office:value="158" calcext:value-type="float">
            <text:p><text:s text:c="3"/>158 </text:p>
          </table:table-cell>
          <table:table-cell table:style-name="ce23" office:value-type="float" office:value="0.588234199117276" calcext:value-type="float">
            <text:p><text:s text:c="3"/>0.59 </text:p>
          </table:table-cell>
          <table:table-cell table:style-name="ce23" office:value-type="float" office:value="6.92598331218729" calcext:value-type="float">
            <text:p><text:s text:c="3"/>6.93 </text:p>
          </table:table-cell>
          <table:table-cell table:style-name="ce29" office:value-type="float" office:value="54" calcext:value-type="float">
            <text:p><text:s text:c="3"/>54 </text:p>
          </table:table-cell>
          <table:table-cell table:style-name="ce23" office:value-type="float" office:value="0.20104206805274" calcext:value-type="float">
            <text:p><text:s text:c="3"/>0.20 </text:p>
          </table:table-cell>
          <table:table-cell table:style-name="ce37" office:value-type="float" office:value="2.36710822062097" calcext:value-type="float">
            <text:p><text:s text:c="3"/>2.37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6" office:value-type="float" office:value="234" calcext:value-type="float">
            <text:p><text:s text:c="3"/>234 </text:p>
          </table:table-cell>
          <table:table-cell table:style-name="ce22" office:value-type="float" office:value="1.53614873070788" calcext:value-type="float">
            <text:p><text:s text:c="3"/>1.54 </text:p>
          </table:table-cell>
          <table:table-cell table:style-name="ce22" office:value-type="float" office:value="18.0869124744637" calcext:value-type="float">
            <text:p><text:s text:c="3"/>18.09 </text:p>
          </table:table-cell>
          <table:table-cell table:style-name="ce29" office:value-type="float" office:value="36" calcext:value-type="float">
            <text:p><text:s text:c="3"/>36 </text:p>
          </table:table-cell>
          <table:table-cell table:style-name="ce22" office:value-type="float" office:value="0.236149193812891" calcext:value-type="float">
            <text:p><text:s text:c="3"/>0.24 </text:p>
          </table:table-cell>
          <table:table-cell table:style-name="ce22" office:value-type="float" office:value="2.78046631424856" calcext:value-type="float">
            <text:p><text:s text:c="3"/>2.78 </text:p>
          </table:table-cell>
          <table:table-cell table:style-name="ce28" office:value-type="float" office:value="114" calcext:value-type="float">
            <text:p><text:s text:c="3"/>114 </text:p>
          </table:table-cell>
          <table:table-cell table:style-name="ce22" office:value-type="float" office:value="0.747805780407489" calcext:value-type="float">
            <text:p><text:s text:c="3"/>0.75 </text:p>
          </table:table-cell>
          <table:table-cell table:style-name="ce22" office:value-type="float" office:value="8.80480999512043" calcext:value-type="float">
            <text:p><text:s text:c="3"/>8.80 </text:p>
          </table:table-cell>
          <table:table-cell table:style-name="ce28" office:value-type="float" office:value="78" calcext:value-type="float">
            <text:p><text:s text:c="3"/>78 </text:p>
          </table:table-cell>
          <table:table-cell table:style-name="ce22" office:value-type="float" office:value="0.511656586594597" calcext:value-type="float">
            <text:p><text:s text:c="3"/>0.51 </text:p>
          </table:table-cell>
          <table:table-cell table:style-name="ce22" office:value-type="float" office:value="6.02434368087187" calcext:value-type="float">
            <text:p><text:s text:c="3"/>6.02 </text:p>
          </table:table-cell>
          <table:table-cell table:style-name="ce28" office:value-type="float" office:value="77" calcext:value-type="float">
            <text:p><text:s text:c="3"/>77 </text:p>
          </table:table-cell>
          <table:table-cell table:style-name="ce22" office:value-type="float" office:value="0.505096886766462" calcext:value-type="float">
            <text:p><text:s text:c="3"/>0.51 </text:p>
          </table:table-cell>
          <table:table-cell table:style-name="ce22" office:value-type="float" office:value="5.94710850547608" calcext:value-type="float">
            <text:p><text:s text:c="3"/>5.95 </text:p>
          </table:table-cell>
          <table:table-cell table:style-name="ce28" office:value-type="float" office:value="20" calcext:value-type="float">
            <text:p><text:s text:c="3"/>20 </text:p>
          </table:table-cell>
          <table:table-cell table:style-name="ce22" office:value-type="float" office:value="0.131193996562717" calcext:value-type="float">
            <text:p><text:s text:c="3"/>0.13 </text:p>
          </table:table-cell>
          <table:table-cell table:style-name="ce36" office:value-type="float" office:value="1.54470350791586" calcext:value-type="float">
            <text:p><text:s text:c="3"/>1.54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7" office:value-type="float" office:value="211" calcext:value-type="float">
            <text:p><text:s text:c="3"/>211 </text:p>
          </table:table-cell>
          <table:table-cell table:style-name="ce23" office:value-type="float" office:value="1.51501008810035" calcext:value-type="float">
            <text:p><text:s text:c="3"/>1.52 </text:p>
          </table:table-cell>
          <table:table-cell table:style-name="ce23" office:value-type="float" office:value="17.8380220050525" calcext:value-type="float">
            <text:p><text:s text:c="3"/>17.84 </text:p>
          </table:table-cell>
          <table:table-cell table:style-name="ce29" office:value-type="float" office:value="27" calcext:value-type="float">
            <text:p><text:s text:c="3"/>27 </text:p>
          </table:table-cell>
          <table:table-cell table:style-name="ce23" office:value-type="float" office:value="0.193717108449295" calcext:value-type="float">
            <text:p><text:s text:c="3"/>0.19 </text:p>
          </table:table-cell>
          <table:table-cell table:style-name="ce23" office:value-type="float" office:value="2.28086272851589" calcext:value-type="float">
            <text:p><text:s text:c="3"/>2.28 </text:p>
          </table:table-cell>
          <table:table-cell table:style-name="ce29" office:value-type="float" office:value="102" calcext:value-type="float">
            <text:p><text:s text:c="3"/>102 </text:p>
          </table:table-cell>
          <table:table-cell table:style-name="ce23" office:value-type="float" office:value="0.731820187475113" calcext:value-type="float">
            <text:p><text:s text:c="3"/>0.73 </text:p>
          </table:table-cell>
          <table:table-cell table:style-name="ce23" office:value-type="float" office:value="8.61659252994891" calcext:value-type="float">
            <text:p><text:s text:c="3"/>8.62 </text:p>
          </table:table-cell>
          <table:table-cell table:style-name="ce29" office:value-type="float" office:value="75" calcext:value-type="float">
            <text:p><text:s text:c="3"/>75 </text:p>
          </table:table-cell>
          <table:table-cell table:style-name="ce23" office:value-type="float" office:value="0.538103079025818" calcext:value-type="float">
            <text:p><text:s text:c="3"/>0.54 </text:p>
          </table:table-cell>
          <table:table-cell table:style-name="ce23" office:value-type="float" office:value="6.33572980143302" calcext:value-type="float">
            <text:p><text:s text:c="3"/>6.34 </text:p>
          </table:table-cell>
          <table:table-cell table:style-name="ce29" office:value-type="float" office:value="72" calcext:value-type="float">
            <text:p><text:s text:c="3"/>72 </text:p>
          </table:table-cell>
          <table:table-cell table:style-name="ce23" office:value-type="float" office:value="0.516578955864785" calcext:value-type="float">
            <text:p><text:s text:c="3"/>0.52 </text:p>
          </table:table-cell>
          <table:table-cell table:style-name="ce23" office:value-type="float" office:value="6.0823006093757" calcext:value-type="float">
            <text:p><text:s text:c="3"/>6.08 </text:p>
          </table:table-cell>
          <table:table-cell table:style-name="ce29" office:value-type="float" office:value="18" calcext:value-type="float">
            <text:p><text:s text:c="3"/>18 </text:p>
          </table:table-cell>
          <table:table-cell table:style-name="ce23" office:value-type="float" office:value="0.129144738966196" calcext:value-type="float">
            <text:p><text:s text:c="3"/>0.13 </text:p>
          </table:table-cell>
          <table:table-cell table:style-name="ce37" office:value-type="float" office:value="1.52057515234393" calcext:value-type="float">
            <text:p><text:s text:c="3"/>1.52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7" office:value-type="float" office:value="23" calcext:value-type="float">
            <text:p><text:s text:c="3"/>23 </text:p>
          </table:table-cell>
          <table:table-cell table:style-name="ce23" office:value-type="float" office:value="1.76164215686275" calcext:value-type="float">
            <text:p><text:s text:c="3"/>1.76 </text:p>
          </table:table-cell>
          <table:table-cell table:style-name="ce23" office:value-type="float" office:value="20.7419157179001" calcext:value-type="float">
            <text:p><text:s text:c="3"/>20.74 </text:p>
          </table:table-cell>
          <table:table-cell table:style-name="ce29" office:value-type="float" office:value="9" calcext:value-type="float">
            <text:p><text:s text:c="3"/>9 </text:p>
          </table:table-cell>
          <table:table-cell table:style-name="ce23" office:value-type="float" office:value="0.688731585995791" calcext:value-type="float">
            <text:p><text:s text:c="3"/>0.69 </text:p>
          </table:table-cell>
          <table:table-cell table:style-name="ce23" office:value-type="float" office:value="8.10925899640206" calcext:value-type="float">
            <text:p><text:s text:c="3"/>8.11 </text:p>
          </table:table-cell>
          <table:table-cell table:style-name="ce29" office:value-type="float" office:value="12" calcext:value-type="float">
            <text:p><text:s text:c="3"/>12 </text:p>
          </table:table-cell>
          <table:table-cell table:style-name="ce23" office:value-type="float" office:value="0.918308781327721" calcext:value-type="float">
            <text:p><text:s text:c="3"/>0.92 </text:p>
          </table:table-cell>
          <table:table-cell table:style-name="ce23" office:value-type="float" office:value="10.8123453285361" calcext:value-type="float">
            <text:p><text:s text:c="3"/>10.81 </text:p>
          </table:table-cell>
          <table:table-cell table:style-name="ce29" office:value-type="float" office:value="3" calcext:value-type="float">
            <text:p><text:s text:c="3"/>3 </text:p>
          </table:table-cell>
          <table:table-cell table:style-name="ce23" office:value-type="float" office:value="0.22957719533193" calcext:value-type="float">
            <text:p><text:s text:c="3"/>0.23 </text:p>
          </table:table-cell>
          <table:table-cell table:style-name="ce23" office:value-type="float" office:value="2.70308633213402" calcext:value-type="float">
            <text:p><text:s text:c="3"/>2.70 </text:p>
          </table:table-cell>
          <table:table-cell table:style-name="ce29" office:value-type="float" office:value="5" calcext:value-type="float">
            <text:p><text:s text:c="3"/>5 </text:p>
          </table:table-cell>
          <table:table-cell table:style-name="ce23" office:value-type="float" office:value="0.382628658886551" calcext:value-type="float">
            <text:p><text:s text:c="3"/>0.38 </text:p>
          </table:table-cell>
          <table:table-cell table:style-name="ce23" office:value-type="float" office:value="4.50514388689003" calcext:value-type="float">
            <text:p><text:s text:c="3"/>4.51 </text:p>
          </table:table-cell>
          <table:table-cell table:style-name="ce29" office:value-type="float" office:value="2" calcext:value-type="float">
            <text:p><text:s text:c="3"/>2 </text:p>
          </table:table-cell>
          <table:table-cell table:style-name="ce23" office:value-type="float" office:value="0.15305146355462" calcext:value-type="float">
            <text:p><text:s text:c="3"/>0.15 </text:p>
          </table:table-cell>
          <table:table-cell table:style-name="ce37" office:value-type="float" office:value="1.80205755475601" calcext:value-type="float">
            <text:p><text:s text:c="3"/>1.80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8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18"/>
          <table:table-cell table:style-name="ce24"/>
          <table:table-cell table:style-name="ce38"/>
          <table:table-cell table:number-columns-repeated="1005"/>
        </table:table-row>
        <table:table-row table:style-name="ro11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style-name="ce19" table:number-columns-repeated="14"/>
          <table:table-cell table:style-name="ce33" office:value-type="string" calcext:value-type="string" table:number-columns-spanned="4" table:number-rows-spanned="1">
            <text:p>內政部戶政司 民國108年2月11日編製</text:p>
          </table:table-cell>
          <table:covered-table-cell table:number-columns-repeated="3" table:style-name="ce33"/>
          <table:table-cell table:number-columns-repeated="1005"/>
        </table:table-row>
        <table:table-row table:style-name="ro13">
          <table:table-cell table:style-name="ce10" office:value-type="string" calcext:value-type="string">
            <text:p><text:s text:c="7"/>「0.00」表示未滿百分之0.005。</text:p>
          </table:table-cell>
          <table:table-cell table:style-name="ce20" table:number-columns-repeated="18"/>
          <table:table-cell table:style-name="ce39" table:number-columns-repeated="1005"/>
        </table:table-row>
        <table:table-row table:style-name="ro11">
          <table:table-cell table:style-name="ce11" office:value-type="string" calcext:value-type="string">
            <text:p><text:span text:style-name="T1">      2.折合年之比率為本月人數(對數)÷本月月中人口</text:span><text:span text:style-name="T2">×</text:span><text:span text:style-name="T3">本年日數</text:span><text:span text:style-name="T4">÷</text:span><text:span text:style-name="T3">本月日數×1000。</text:span></text:p>
          </table:table-cell>
          <table:table-cell table:style-name="ce19" table:number-columns-repeated="17"/>
          <table:table-cell/>
          <table:table-cell table:style-name="ce19" table:number-columns-repeated="1005"/>
        </table:table-row>
        <table:table-row table:style-name="ro14" table:number-rows-repeated="1048541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">
      <number:text>－ 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">
      <number:text>－ </number:text>
      <style:map style:condition="value()&gt;0" style:apply-style-name="N148P0"/>
      <style:map style:condition="value()&lt;0" style:apply-style-name="N14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6:55.782000000</dc:date>
    <meta:editing-cycles>1</meta:editing-cycles>
    <meta:editing-duration>PT10S</meta:editing-duration>
    <meta:document-statistic meta:table-count="1" meta:cell-count="516" meta:object-count="0"/>
    <meta:generator>LibreOffice/5.0.6.2$Linux_X86_64 LibreOffice_project/00$Build-2</meta:generator>
  </office:meta>
</office:document-meta>
</file>